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3" text:outline-level="3"><text:span text:style-name="Strong_20_Emphasis">Correlation, </text:span><text:span text:style-name="Strong_20_Emphasis">Association vs. Causation</text:span></text:h>
      <text:p text:style-name="Standard"/>
      <text:h text:style-name="Heading_20_3" text:outline-level="3">1. <text:span text:style-name="Strong_20_Emphasis">Correlation r=0r = 0r=0 and Independence</text:span></text:h>
      <text:p text:style-name="Text_20_body">When the correlation coefficient r=0r = 0r=0, it indicates <text:span text:style-name="Strong_20_Emphasis">no linear relationship</text:span> between two variables, xxx and yyy. However, <text:span text:style-name="Strong_20_Emphasis">this does not mean that xxx and yyy are independent</text:span>.</text:p>
      <text:p text:style-name="Text_20_body">Here's why:</text:p>
      <text:list xml:id="list2721259168445268658" text:style-name="L1">
        <text:list-item>
          <text:p text:style-name="P7"><text:span text:style-name="Strong_20_Emphasis">Correlation</text:span> measures only the strength of a <text:span text:style-name="Strong_20_Emphasis">linear relationship</text:span>. So, if r=0r = 0r=0, it could mean that there’s no <text:span text:style-name="Strong_20_Emphasis">linear</text:span> pattern between xxx and yyy, but they could still have a <text:span text:style-name="Strong_20_Emphasis">nonlinear relationship</text:span>.</text:p>
        </text:list-item>
        <text:list-item>
          <text:p text:style-name="P1">For example, if y=x2y = x^2y=x2, there’s a strong relationship between xxx and yyy (they are dependent), but the correlation can still be 0 if the relationship isn't linear.</text:p>
        </text:list-item>
      </text:list>
      <text:p text:style-name="Text_20_body"><text:span text:style-name="Strong_20_Emphasis">In summary</text:span>: Correlation r=0r = 0r=0 means no linear relationship, but xxx and yyy could still be dependent through a nonlinear association.</text:p>
      <text:h text:style-name="Heading_20_3" text:outline-level="3">2. <text:span text:style-name="Strong_20_Emphasis">Association vs. Causation</text:span></text:h>
      <text:h text:style-name="Heading_20_4" text:outline-level="4">Association</text:h>
      <text:list xml:id="list2419312114535197895" text:style-name="L2">
        <text:list-item>
          <text:p text:style-name="P8"><text:span text:style-name="Strong_20_Emphasis">Association</text:span> means there is a relationship or connection between two variables. When two variables are associated, changes in one variable tend to coincide with changes in the other.</text:p>
        </text:list-item>
        <text:list-item>
          <text:p text:style-name="P8">However, association <text:span text:style-name="Strong_20_Emphasis">does not imply causation</text:span>. Two variables could be associated due to an underlying factor or coincidence.</text:p>
        </text:list-item>
        <text:list-item>
          <text:p text:style-name="P2">For instance, ice cream sales and drowning incidents are associated (they both increase in the summer), but eating ice cream does not cause drowning. The underlying factor is the warm weather.</text:p>
        </text:list-item>
      </text:list>
      <text:h text:style-name="Heading_20_4" text:outline-level="4">Causation</text:h>
      <text:list xml:id="list4083721173798995543" text:style-name="L3">
        <text:list-item>
          <text:p text:style-name="P9"><text:span text:style-name="Strong_20_Emphasis">Causation</text:span> means that one variable <text:span text:style-name="Strong_20_Emphasis">directly influences</text:span> the other.</text:p>
        </text:list-item>
        <text:list-item>
          <text:p text:style-name="P9">If there is a causal relationship, changes in one variable will <text:span text:style-name="Strong_20_Emphasis">cause</text:span> changes in the other.</text:p>
        </text:list-item>
        <text:list-item>
          <text:p text:style-name="P3">For example, in a controlled medical study, taking a specific medication could be shown to cause a reduction in symptoms.</text:p>
        </text:list-item>
      </text:list>
      <text:h text:style-name="Heading_20_3" text:outline-level="3">Difference Between Association and Causation</text:h>
      <text:list xml:id="list7030000974868757079" text:style-name="L4">
        <text:list-item>
          <text:p text:style-name="P10"><text:span text:style-name="Strong_20_Emphasis">Association</text:span> simply shows a relationship or pattern between two variables, whereas <text:span text:style-name="Strong_20_Emphasis">causation</text:span> shows a direct effect.</text:p>
        </text:list-item>
        <text:list-item>
          <text:p text:style-name="P10">To establish causation, we often need controlled experiments or studies that eliminate other variables, demonstrating that changes in one variable result in changes in the other.</text:p>
        </text:list-item>
        <text:list-item>
          <text:p text:style-name="P4">In data science and statistics, <text:span text:style-name="Strong_20_Emphasis">observational data</text:span> can often reveal associations, but to prove causation, you usually need experimental or longitudinal studies with careful controls.</text:p>
        </text:list-item>
      </text:list>
      <text:h text:style-name="Heading_20_3" text:outline-level="3"><text:soft-page-break/>In Practice</text:h>
      <text:p text:style-name="Text_20_body">A common mistake is to assume that correlation or association implies causation. However, understanding the difference helps in making informed interpretations of data. For instance:</text:p>
      <text:list xml:id="list1902535940663708803" text:style-name="L5">
        <text:list-item>
          <text:p text:style-name="P11"><text:span text:style-name="Strong_20_Emphasis">Correlation studies</text:span> are useful to identify patterns but are limited to showing association.</text:p>
        </text:list-item>
        <text:list-item>
          <text:p text:style-name="P5"><text:span text:style-name="Strong_20_Emphasis">Causal studies</text:span> (e.g., randomized controlled trials) are more involved and can help establish causation.</text:p>
        </text:list-item>
      </text:list>
      <text:h text:style-name="Heading_20_3" text:outline-level="3">Summary</text:h>
      <text:list xml:id="list7193559049011057065" text:style-name="L6">
        <text:list-item>
          <text:p text:style-name="P12"><text:span text:style-name="Strong_20_Emphasis">Correlation r=0r = 0r=0</text:span>: Indicates no linear relationship but does not confirm independence.</text:p>
        </text:list-item>
        <text:list-item>
          <text:p text:style-name="P12"><text:span text:style-name="Strong_20_Emphasis">Association</text:span>: A relationship or pattern but not necessarily causal.</text:p>
        </text:list-item>
        <text:list-item>
          <text:p text:style-name="P6"><text:span text:style-name="Strong_20_Emphasis">Causation</text:span>: A direct influence, often requiring experimental evidence to confirm.</text:p>
        </text:list-item>
      </text:list>
      <text:p text:style-name="Text_20_body">Knowing these distinctions is crucial in interpreting data, designing studies, and drawing conclusions responsibly.</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05T22:26:34.48</meta:creation-date>
    <meta:document-statistic meta:table-count="0" meta:image-count="0" meta:object-count="0" meta:page-count="2" meta:paragraph-count="29" meta:word-count="444" meta:character-count="2887"/>
    <dc:date>2024-11-05T22:31:42.83</dc:date>
    <dc:creator>Akram MTir</dc:creator>
    <meta:editing-duration>PT5M8S</meta:editing-duration>
    <meta:editing-cycles>1</meta:editing-cycles>
    <meta:generator>OpenOffice/4.1.11$Win32 OpenOffice.org_project/4111m1$Build-9808</meta:generator>
  </office:meta>
</office:document-meta>
</file>